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ffc09" officeooo:paragraph-rsid="001ffc09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ffc09" officeooo:paragraph-rsid="001ffc09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1ffc09" officeooo:paragraph-rsid="001ffc0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18972" officeooo:paragraph-rsid="0021897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18972" officeooo:paragraph-rsid="0025e01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387b2" officeooo:paragraph-rsid="0021897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387b2" officeooo:paragraph-rsid="002387b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42dae" officeooo:paragraph-rsid="00242da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18972" officeooo:paragraph-rsid="0021897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387b2" officeooo:paragraph-rsid="002387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42dae" officeooo:paragraph-rsid="00242da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52bba" officeooo:paragraph-rsid="00252bb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5e01f" officeooo:paragraph-rsid="0025e01f" style:font-size-asian="14pt" style:font-weight-asian="bold" style:font-size-complex="14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218972"/>
    </style:style>
    <style:style style:name="T3" style:family="text">
      <style:text-properties officeooo:rsid="0023130f"/>
    </style:style>
    <style:style style:name="T4" style:family="text">
      <style:text-properties officeooo:rsid="002387b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5e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EL</text:p>
      <text:p text:style-name="P1">Manuel d'utilisation</text:p>
      <text:p text:style-name="P2"/>
      <text:p text:style-name="P2"><text:span text:style-name="T1">Description :</text:span></text:p>
      <text:p text:style-name="P3">Le CNEL (C à NaturEL) <text:s/>est un interprète permettant de <text:span text:style-name="T2">produire du langage naturel à partir de code C. Basé sur le ppcm(de Jean méhat), nous l'avons modifié et réécrit en grande partie afin d'atteindre notre objectif.</text:span></text:p>
      <text:p text:style-name="P3"/>
      <text:p text:style-name="P9">Liste exhaustive de la syntaxe prise en charge :</text:p>
      <text:p text:style-name="P4">- ++ et - - (Ne prends pas les affectations du type a++ = …)</text:p>
      <text:p text:style-name="P4">- for</text:p>
      <text:p text:style-name="P4">- while</text:p>
      <text:p text:style-name="P4">- if</text:p>
      <text:p text:style-name="P4">- else</text:p>
      <text:p text:style-name="P4">- <text:span text:style-name="T4">=</text:span></text:p>
      <text:p text:style-name="P4">- opérations arithmétiques (+ , - , / , * ; gère aussi l' « affectation arithmétique » *= += -= /=)</text:p>
      <text:p text:style-name="P5">- <text:span text:style-name="T3">D</text:span>éclaration / initialisation et utilisation des tableaux <text:span text:style-name="T6">(Ne gère pas l'affectation arithmétique)</text:span></text:p>
      <text:p text:style-name="P5">- <text:span text:style-name="T3">Déclaration / Appel de fonction.</text:span></text:p>
      <text:p text:style-name="P4">- <text:span text:style-name="T3">Déclaration / initialisation et utilisation des variables.</text:span></text:p>
      <text:p text:style-name="P4">- <text:span text:style-name="T4">Gestions des types</text:span></text:p>
      <text:p text:style-name="P4">- <text:span text:style-name="T3">Les tests du type == , &lt; , &gt; , ≤ , ≥ </text:span></text:p>
      <text:p text:style-name="P4">- <text:span text:style-name="T3">&amp; et « ou » utilitaire</text:span></text:p>
      <text:p text:style-name="P4">- <text:span text:style-name="T3">return</text:span></text:p>
      <text:p text:style-name="P4">- <text:span text:style-name="T6">Affichage de string (Ne gère pas les variables)</text:span></text:p>
      <text:p text:style-name="P6"/>
      <text:p text:style-name="P10">Utilisation : </text:p>
      <text:p text:style-name="P7"/>
      <text:p text:style-name="P7">./CNEL ou CNEL(selon votre path) &lt; source.c &gt; sortie.txt</text:p>
      <text:p text:style-name="P10"/>
      <text:p text:style-name="P12">Ensemble des fichiers :</text:p>
      <text:p text:style-name="P12">cnel.y <text:span text:style-name="T5">: Fichier yacc</text:span></text:p>
      <text:p text:style-name="P12">cnel.l :<text:span text:style-name="T5"> Fichier lex</text:span></text:p>
      <text:p text:style-name="P12">cnel.h : <text:span text:style-name="T5">Header </text:span></text:p>
      <text:p text:style-name="P12">expr.c : <text:span text:style-name="T5">Utilisé pour la gestion des tabulations</text:span></text:p>
      <text:p text:style-name="P12">Makefile</text:p>
      <text:p text:style-name="P13">foo.c : <text:span text:style-name="T5">Fichier d'exemple source.</text:span></text:p>
      <text:p text:style-name="P13"><text:span text:style-name="T5"/></text:p>
      <text:p text:style-name="P11">Auteurs :</text:p>
      <text:p text:style-name="P8">Florent TEILLÉ</text:p>
      <text:p text:style-name="P8">Gaëtan GOUSSEA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0:38:49.675594788</meta:creation-date>
    <dc:date>2016-01-13T23:29:49.594861374</dc:date>
    <meta:editing-duration>PT3M21S</meta:editing-duration>
    <meta:editing-cycles>1</meta:editing-cycles>
    <meta:document-statistic meta:table-count="0" meta:image-count="0" meta:object-count="0" meta:page-count="1" meta:paragraph-count="32" meta:word-count="207" meta:character-count="1097" meta:non-whitespace-character-count="918"/>
    <meta:generator>LibreOffice/4.2.8.2$Linux_X86_64 LibreOffice_project/420m0$Build-2</meta:generator>
  </office:meta>
</office:document-meta>
</file>